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18.512cm" fo:min-width="23.342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_32__20_Dots_20_1_20_Dash" svg:stroke-width="0.035cm" svg:stroke-color="#000000" draw:marker-start-width="0.252cm" draw:marker-end-width="0.252cm" draw:fill-color="#ffffff" draw:textarea-horizontal-align="justify" draw:textarea-vertical-align="middle" draw:auto-grow-height="false" fo:min-height="36.326cm" fo:min-width="39.759cm" fo:padding-top="0.142cm" fo:padding-bottom="0.142cm" fo:padding-left="0.267cm" fo:padding-right="0.267cm"/>
    </style:style>
    <style:style style:name="gr3" style:family="graphic" style:parent-style-name="standard">
      <style:graphic-properties draw:textarea-horizontal-align="justify" draw:textarea-vertical-align="middle" draw:auto-grow-height="false" fo:min-height="3.928cm" fo:min-width="3.437cm"/>
    </style:style>
    <style:style style:name="gr4" style:family="graphic" style:parent-style-name="standard">
      <style:graphic-properties draw:fill-color="#ff6600" draw:textarea-horizontal-align="justify" draw:textarea-vertical-align="middle" draw:auto-grow-height="false" fo:min-height="1.528cm" fo:min-width="3.31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73cm"/>
    </style:style>
    <style:style style:name="gr8" style:family="graphic" style:parent-style-name="standard">
      <style:graphic-properties draw:textarea-horizontal-align="justify" draw:textarea-vertical-align="middle" draw:auto-grow-height="false" fo:min-height="33.405cm" fo:min-width="24.9cm"/>
    </style:style>
    <style:style style:name="gr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2cm" fo:min-width="0cm"/>
    </style:style>
    <style:style style:name="gr13" style:family="graphic" style:parent-style-name="standard">
      <style:graphic-properties svg:stroke-color="#000000" draw:fill-color="#ff00ff" draw:textarea-horizontal-align="justify" draw:textarea-vertical-align="middle" draw:auto-grow-height="false" fo:min-height="1.528cm" fo:min-width="3.437cm"/>
    </style:style>
    <style:style style:name="gr14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24.77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4.573cm" fo:min-width="3.437cm"/>
    </style:style>
    <style:style style:name="gr17" style:family="graphic" style:parent-style-name="standard">
      <style:graphic-properties svg:stroke-color="#000000" draw:fill-color="#ffff99" draw:textarea-horizontal-align="justify" draw:textarea-vertical-align="middle" draw:auto-grow-height="false" fo:min-height="0.766cm" fo:min-width="3.4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513cm"/>
    </style:style>
    <style:style style:name="gr20" style:family="graphic" style:parent-style-name="standard">
      <style:graphic-properties svg:stroke-color="#000000" draw:fill-color="#ffff99" draw:textarea-horizontal-align="justify" draw:textarea-vertical-align="middle" draw:auto-grow-height="false" fo:min-height="1.401cm" fo:min-width="3.945cm"/>
    </style:style>
    <style:style style:name="gr21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97cm"/>
    </style:style>
    <style:style style:name="gr22" style:family="graphic" style:parent-style-name="objectwithoutfill">
      <style:graphic-properties draw:marker-start="Square_20_45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24" style:family="graphic" style:parent-style-name="standard">
      <style:graphic-properties svg:stroke-color="#000000" draw:fill-color="#ffff99" draw:textarea-horizontal-align="justify" draw:textarea-vertical-align="middle" draw:auto-grow-height="false" fo:min-height="0.004cm" fo:min-width="0.643cm"/>
    </style:style>
    <style:style style:name="gr25" style:family="graphic" style:parent-style-name="standard">
      <style:graphic-properties svg:stroke-color="#000000" draw:fill-color="#ffff99" draw:textarea-horizontal-align="justify" draw:textarea-vertical-align="middle" draw:auto-grow-height="false" fo:min-height="2.417cm" fo:min-width="5.596cm"/>
    </style:style>
    <style:style style:name="gr26" style:family="graphic" style:parent-style-name="standard">
      <style:graphic-properties svg:stroke-color="#000000" draw:fill-color="#ffff99" draw:textarea-horizontal-align="justify" draw:textarea-vertical-align="middle" draw:auto-grow-height="false" fo:min-height="4.992cm" fo:min-width="8.009cm"/>
    </style:style>
    <style:style style:name="gr27" style:family="graphic" style:parent-style-name="objectwithoutfill">
      <style:graphic-properties draw:stroke="dash" draw:stroke-dash="Ultrafine_20_2_20_Dots_20_3_20_Dashes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draw:stroke="dash" draw:stroke-dash="Ultrafine_20_2_20_Dots_20_3_20_Dashes" svg:stroke-width="0.028cm" draw:marker-start="" draw:marker-start-width="0.342cm" draw:marker-end="Arrow" draw:marker-end-width="0.342cm" draw:fill="none" draw:textarea-vertical-align="middle" fo:padding-top="0.139cm" fo:padding-bottom="0.139cm" fo:padding-left="0.264cm" fo:padding-right="0.264cm"/>
    </style:style>
    <style:style style:name="gr29" style:family="graphic" style:parent-style-name="standard">
      <style:graphic-properties svg:stroke-color="#000000" draw:fill-color="#ffff99" draw:textarea-horizontal-align="justify" draw:textarea-vertical-align="middle" draw:auto-grow-height="false" fo:min-height="0.131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5.184cm" fo:min-width="3.437cm"/>
    </style:style>
    <style:style style:name="gr31" style:family="graphic" style:parent-style-name="standard">
      <style:graphic-properties svg:stroke-color="#000000" draw:fill-color="#ff00cc" draw:textarea-horizontal-align="justify" draw:textarea-vertical-align="middle" draw:auto-grow-height="false" fo:min-height="1.528cm" fo:min-width="3.437cm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0.83cm" fo:min-width="14.836cm"/>
    </style:style>
    <style:style style:name="gr33" style:family="graphic" style:parent-style-name="standard">
      <style:graphic-properties svg:stroke-color="#000000" draw:fill-color="#ffff99" draw:textarea-horizontal-align="justify" draw:textarea-vertical-align="middle" draw:auto-grow-height="false" fo:min-height="7.243cm" fo:min-width="3.945cm"/>
    </style:style>
    <style:style style:name="gr34" style:family="graphic" style:parent-style-name="standard">
      <style:graphic-properties svg:stroke-color="#000000" draw:fill-color="#ffff99" draw:textarea-horizontal-align="justify" draw:textarea-vertical-align="middle" draw:auto-grow-height="false" fo:min-height="7.37cm" fo:min-width="3.9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6" style:family="graphic" style:parent-style-name="objectwithoutfill">
      <style:graphic-properties draw:stroke="dash" draw:stroke-dash="Ultrafine_20_2_20_Dots_20_3_20_Dashes" draw:marker-start="Arrow" draw:marker-start-width="0.3cm" draw:marker-end="Arrow" draw:marker-end-width="0.3cm" draw:fill="none" draw:textarea-vertical-align="middle"/>
    </style:style>
    <style:style style:name="gr3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39" style:family="graphic" style:parent-style-name="standard">
      <style:graphic-properties svg:stroke-color="#000000" draw:marker-end="Arrow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2.671cm" fo:min-width="3.437cm"/>
    </style:style>
    <style:style style:name="gr41" style:family="graphic" style:parent-style-name="standard">
      <style:graphic-properties svg:stroke-color="#000000" draw:fill-color="#ffff99" draw:textarea-horizontal-align="justify" draw:textarea-vertical-align="middle" draw:auto-grow-height="false" fo:min-height="0.88cm" fo:min-width="3.43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16.387cm" fo:min-width="3.437cm"/>
    </style:style>
    <style:style style:name="gr44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3.437cm"/>
    </style:style>
    <style:style style:name="gr45" style:family="graphic" style:parent-style-name="standard">
      <style:graphic-properties draw:textarea-horizontal-align="justify" draw:textarea-vertical-align="middle" draw:auto-grow-height="false" fo:min-height="11.688cm" fo:min-width="9.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7" style:family="graphic" style:parent-style-name="standard">
      <style:graphic-properties draw:stroke="dash" draw:stroke-dash="Ultrafine_20_Dashed" svg:stroke-color="#000000" draw:fill-color="#ffff99" draw:textarea-horizontal-align="justify" draw:textarea-vertical-align="middle" draw:auto-grow-height="false" fo:min-height="5.465cm" fo:min-width="6.231cm"/>
    </style:style>
    <style:style style:name="gr48" style:family="graphic" style:parent-style-name="standard">
      <style:graphic-properties svg:stroke-color="#000000" draw:fill-color="#ffff99" draw:textarea-horizontal-align="justify" draw:textarea-vertical-align="middle" draw:auto-grow-height="false" fo:min-height="1.528cm" fo:min-width="5.342cm"/>
    </style:style>
    <style:style style:name="gr49" style:family="graphic" style:parent-style-name="standard">
      <style:graphic-properties draw:textarea-horizontal-align="justify" draw:textarea-vertical-align="middle" draw:auto-grow-height="false" fo:min-height="4.703cm" fo:min-width="3.437cm"/>
    </style:style>
    <style:style style:name="gr50" style:family="graphic" style:parent-style-name="standard">
      <style:graphic-properties svg:stroke-color="#000000" draw:fill-color="#ff00ff" draw:textarea-horizontal-align="justify" draw:textarea-vertical-align="middle" draw:auto-grow-height="false" fo:min-height="0.766cm" fo:min-width="3.43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3cm"/>
    </style:style>
    <style:style style:name="gr52" style:family="graphic" style:parent-style-name="standard">
      <style:graphic-properties svg:stroke-width="0.018cm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53" style:family="graphic" style:parent-style-name="standard">
      <style:graphic-properties draw:marker-end="Arrow" draw:textarea-vertical-align="middle"/>
    </style:style>
    <style:style style:name="gr54" style:family="graphic" style:parent-style-name="standard">
      <style:graphic-properties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color="#800000" fo:font-size="12pt" style:font-size-asian="12pt" style:font-size-complex="12pt"/>
    </style:style>
    <style:style style:name="P6" style:family="paragraph">
      <loext:graphic-properties draw:fill-color="#ff00ff"/>
      <style:paragraph-properties fo:text-align="cente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00cc"/>
      <style:paragraph-properties fo:text-align="center"/>
    </style:style>
    <style:style style:name="P11" style:family="paragraph">
      <loext:graphic-properties draw:fill-color="#ffcc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876cm" svg:height="18.796cm" svg:x="6.842cm" svg:y="15.6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0.259cm" svg:height="36.576cm" svg:x="42.021cm" svg:y="1.3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37cm" svg:height="4.178cm" svg:x="43.725cm" svg:y="10.284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502cm" svg:y="10.538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1.554cm" svg:x2="43.725cm" svg:y2="11.427cm">
          <text:p/>
        </draw:line>
        <draw:custom-shape draw:style-name="gr4" draw:text-style-name="P3" draw:layer="layout" svg:width="3.81cm" svg:height="1.778cm" svg:x="35.502cm" svg:y="17.983cm">
          <text:p text:style-name="P2">CONTROL</text:p>
          <text:p text:style-name="P2">DEVIC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18.999cm" svg:x2="43.798cm" svg:y2="18.999cm">
          <text:p/>
        </draw:line>
        <draw:frame draw:style-name="gr6" draw:text-style-name="P4" draw:layer="layout" svg:width="1.869cm" svg:height="0.725cm" svg:x="40.497cm" svg:y="10.702cm">
          <draw:text-box>
            <text:p><text:span text:style-name="T1">TCP/IP</text:span></text:p>
          </draw:text-box>
        </draw:frame>
        <draw:frame draw:style-name="gr7" draw:text-style-name="P4" draw:layer="layout" svg:width="3.873cm" svg:height="0.725cm" svg:x="39.926cm" svg:y="18.147cm">
          <draw:text-box>
            <text:p><text:span text:style-name="T1">UDP góc quét <text:s/></text:span></text:p>
          </draw:text-box>
        </draw:frame>
        <draw:custom-shape draw:style-name="gr8" draw:text-style-name="P2" draw:layer="layout" svg:width="25.4cm" svg:height="33.655cm" svg:x="55.356cm" svg:y="3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47.662cm" svg:y1="12.991cm" svg:x2="57.642cm" svg:y2="12.991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line draw:style-name="gr10" draw:text-style-name="P2" draw:layer="layout" svg:x1="62.976cm" svg:y1="11.554cm" svg:x2="47.662cm" svg:y2="11.554cm">
          <text:p/>
        </draw:line>
        <draw:frame draw:style-name="gr11" draw:text-style-name="P5" draw:layer="layout" svg:width="4.845cm" svg:height="1.199cm" svg:x="49.26cm" svg:y="10.484cm">
          <draw:text-box>
            <text:p text:style-name="P2"><text:span text:style-name="T2">Gửi Tcp <text:s/>phản hồi trạng thái điều khiển</text:span></text:p>
          </draw:text-box>
        </draw:frame>
        <draw:frame draw:style-name="gr11" draw:text-style-name="P5" draw:layer="layout" svg:width="6.35cm" svg:height="1.199cm" svg:x="48.752cm" svg:y="11.935cm">
          <draw:text-box>
            <text:p text:style-name="P2"><text:span text:style-name="T2">Điều khiển quay, quét, bật tắt nguồn theo các chế độ</text:span></text:p>
          </draw:text-box>
        </draw:frame>
        <draw:line draw:style-name="gr10" draw:text-style-name="P2" draw:layer="layout" svg:x1="47.643cm" svg:y1="19.174cm" svg:x2="55.644cm" svg:y2="19.174cm">
          <text:p/>
        </draw:line>
        <draw:frame draw:style-name="gr12" draw:text-style-name="P5" draw:layer="layout" svg:width="4.102cm" svg:height="1.292cm" svg:x="48.841cm" svg:y="18.077cm">
          <draw:text-box>
            <text:p text:style-name="P2"><text:span text:style-name="T2">Update dữ liệu góc quay, góc quét</text:span></text:p>
          </draw:text-box>
        </draw:frame>
        <draw:custom-shape draw:style-name="gr13" draw:text-style-name="P6" draw:layer="layout" svg:width="3.937cm" svg:height="1.778cm" svg:x="43.745cm" svg:y="10.257cm">
          <text:p text:style-name="P2">Tcpsocket</text:p>
          <text:p text:style-name="P2">XL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25.273cm" svg:height="1.651cm" svg:x="55.483cm" svg:y="3.413cm">
          <text:p text:style-name="P2">UNV Handle</text:p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3.937cm" svg:height="3.556cm" svg:x="43.798cm" svg:y="23.479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3.937cm" svg:height="4.823cm" svg:x="43.872cm" svg:y="27.543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34" draw:id="id34" draw:layer="layout" svg:width="3.937cm" svg:height="1.016cm" svg:x="43.899cm" svg:y="27.478cm">
          <text:p text:style-name="P2">plc_tuth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5" draw:id="id25" draw:layer="layout" svg:width="3.81cm" svg:height="1.778cm" svg:x="35.538cm" svg:y="29.318cm">
          <text:p text:style-name="P2">PLC Tủ</text:p>
          <text:p text:style-name="P2">THU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29.575cm" svg:y1="25.892cm" svg:x2="43.745cm" svg:y2="25.908cm">
          <text:p/>
        </draw:line>
        <draw:frame draw:style-name="gr18" draw:text-style-name="P4" draw:layer="layout" svg:width="1.565cm" svg:height="0.725cm" svg:x="31.607cm" svg:y="25.13cm">
          <draw:text-box>
            <text:p><text:span text:style-name="T1">TP/IP</text:span></text:p>
          </draw:text-box>
        </draw:frame>
        <draw:line draw:style-name="gr5" draw:text-style-name="P2" draw:layer="layout" svg:x1="39.354cm" svg:y1="30.35cm" svg:x2="43.745cm" svg:y2="30.334cm">
          <text:p/>
        </draw:line>
        <draw:frame draw:style-name="gr19" draw:text-style-name="P4" draw:layer="layout" svg:width="2.013cm" svg:height="1.199cm" svg:x="40.516cm" svg:y="29.08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20" draw:text-style-name="P7" draw:layer="layout" svg:width="4.445cm" svg:height="1.651cm" svg:x="57.588cm" svg:y="12.229cm">
          <text:p text:style-name="P2">Phân tích</text:p>
          <text:p text:style-name="P2">bản tin</text:p>
          <draw:enhanced-geometry svg:viewBox="0 0 21600 21600" draw:type="rectangle" draw:enhanced-path="M 0 0 L 21600 0 21600 21600 0 21600 0 0 Z N"/>
        </draw:custom-shape>
        <draw:line draw:style-name="gr10" draw:text-style-name="P2" xml:id="id2" draw:id="id2" draw:layer="layout" svg:x1="47.77cm" svg:y1="25.143cm" svg:x2="55.683cm" svg:y2="25.143cm">
          <text:p/>
        </draw:line>
        <draw:custom-shape draw:style-name="gr21" draw:text-style-name="P7" xml:id="id1" draw:id="id1" draw:layer="layout" svg:width="1.197cm" svg:height="0.254cm" svg:x="63.249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19cm" svg:x1="55.644cm" svg:y1="19.174cm" svg:x2="63.847cm" svg:y2="16.634cm" draw:end-shape="id1" draw:end-glue-point="2" svg:d="M55644 19174h8203v-2540" svg:viewBox="0 0 8204 2541">
          <text:p/>
        </draw:connector>
        <draw:frame draw:style-name="gr23" draw:text-style-name="P5" draw:layer="layout" svg:width="5.48cm" svg:height="0.784cm" svg:x="56.826cm" svg:y="18.539cm">
          <draw:text-box>
            <text:p text:style-name="P2"><text:span text:style-name="T2">GÓC: PV,TÀ,UV10,UV11</text:span></text:p>
          </draw:text-box>
        </draw:frame>
        <draw:custom-shape draw:style-name="gr24" draw:text-style-name="P7" xml:id="id3" draw:id="id3" draw:layer="layout" svg:width="1.143cm" svg:height="0.254cm" svg:x="57.969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1.09cm" svg:x1="55.683cm" svg:y1="25.143cm" svg:x2="58.54cm" svg:y2="23.111cm" draw:start-shape="id2" draw:start-glue-point="1" draw:end-shape="id3" draw:end-glue-point="2" svg:d="M55683 25143h2857v-2032" svg:viewBox="0 0 2858 2033">
          <text:p/>
        </draw:connector>
        <draw:line draw:style-name="gr10" draw:text-style-name="P2" xml:id="id4" draw:id="id4" draw:layer="layout" svg:x1="47.809cm" svg:y1="29.334cm" svg:x2="55.483cm" svg:y2="29.321cm">
          <text:p/>
        </draw:line>
        <draw:custom-shape draw:style-name="gr24" draw:text-style-name="P7" xml:id="id5" draw:id="id5" draw:layer="layout" svg:width="1.143cm" svg:height="0.254cm" svg:x="61.271cm" svg:y="22.857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61.842cm" svg:y2="23.111cm" draw:start-shape="id4" draw:start-glue-point="1" draw:end-shape="id5" draw:end-glue-point="2" svg:d="M55483 29327h6359v-6216" svg:viewBox="0 0 6360 6217">
          <text:p/>
        </draw:connector>
        <draw:custom-shape draw:style-name="gr24" draw:text-style-name="P7" xml:id="id10" draw:id="id10" draw:layer="layout" svg:width="1.143cm" svg:height="0.254cm" svg:x="70.41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draw:line-skew="0.875cm" svg:x1="55.683cm" svg:y1="25.143cm" svg:x2="68.065cm" svg:y2="22.892cm" draw:end-shape="id6" draw:end-glue-point="2" svg:d="M55683 25143h12382v-2251" svg:viewBox="0 0 12383 2252">
          <text:p/>
        </draw:connector>
        <draw:custom-shape draw:style-name="gr25" draw:text-style-name="P7" xml:id="id7" draw:id="id7" draw:layer="layout" svg:width="6.096cm" svg:height="2.667cm" svg:x="57.461cm" svg:y="20.19cm">
          <text:p text:style-name="P2">Kiểm tra:</text:p>
          <text:p text:style-name="P9"><text:span text:style-name="T3">- TT ĐK:</text:span><text:span text:style-name="T1"> A/M/O</text:span></text:p>
          <text:p text:style-name="P9"><text:span text:style-name="T3">- TT nguồn:</text:span><text:span text:style-name="T1"> UV10,UV11,PV,Tà</text:span></text:p>
          <text:p text:style-name="P9"><text:span text:style-name="T4">- TT tủ: </text:span><text:span text:style-name="T5">Nhiệt độ, dòng, áp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8" draw:id="id8" draw:layer="layout" svg:width="1.143cm" svg:height="0.254cm" svg:x="65.716cm" svg:y="16.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63.557cm" svg:y1="21.523cm" svg:x2="66.287cm" svg:y2="16.634cm" draw:start-shape="id7" draw:start-glue-point="1" draw:end-shape="id8" draw:end-glue-point="2" svg:d="M63557 21523h2730v-4889" svg:viewBox="0 0 2731 4890">
          <text:p/>
        </draw:connector>
        <draw:custom-shape draw:style-name="gr26" draw:text-style-name="P7" xml:id="id9" draw:id="id9" draw:layer="layout" svg:width="8.509cm" svg:height="5.242cm" svg:x="66.732cm" svg:y="17.396cm">
          <text:p text:style-name="P2">Kiểm tra:</text:p>
          <text:p text:style-name="P9"><text:span text:style-name="T4">- TT ĐK:</text:span><text:span text:style-name="T6"> A/M/O</text:span></text:p>
          <text:p text:style-name="P9"><text:span text:style-name="T4">- TT ĐK nguồn:</text:span><text:span text:style-name="T6"> Auto/Manual/OFF</text:span></text:p>
          <text:p text:style-name="P9"><text:span text:style-name="T6">- </text:span><text:span text:style-name="T4">TT Triển khai</text:span><text:span text:style-name="T6">/thu hồi/đangTK-TH</text:span></text:p>
          <text:p text:style-name="P9"><text:span text:style-name="T4">- TT cấp nguồn PLC1:</text:span><text:span text:style-name="T6"> Tủ TL, tủ Thu</text:span></text:p>
          <text:p text:style-name="P9"><text:span text:style-name="T4">- TT cấp nguồn PLC2:</text:span><text:span text:style-name="T6"> HT Thu, Phát</text:span></text:p>
          <text:p text:style-name="P9"><text:span text:style-name="T6"><text:s text:c="10"/></text:span><text:span text:style-name="T6">Máy nén, Đ/c PV,Tà, UV10, UV11</text:span></text:p>
          <text:p text:style-name="P9"><text:span text:style-name="T4">- TT tủ: </text:span><text:span text:style-name="T5">Nhiệt độ, dòng, áp </text:span></text:p>
          <text:p text:style-name="P9"><text:span text:style-name="T5">- TT máy nén: Áp suấ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8" draw:layer="layout" svg:x1="70.986cm" svg:y1="17.396cm" svg:x2="70.981cm" svg:y2="16.634cm" draw:start-shape="id9" draw:start-glue-point="0" draw:end-shape="id10" draw:end-glue-point="2" svg:d="M70986 17396v-381h-5v-381" svg:viewBox="0 0 6 763">
          <text:p/>
        </draw:connector>
        <draw:custom-shape draw:style-name="gr24" draw:text-style-name="P7" xml:id="id6" draw:id="id6" draw:layer="layout" svg:width="1.143cm" svg:height="0.254cm" svg:x="67.494cm" svg:y="22.638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55.483cm" svg:y1="29.327cm" svg:x2="70.748cm" svg:y2="22.857cm" draw:start-shape="id4" draw:start-glue-point="1" draw:end-shape="id11" draw:end-glue-point="2" svg:d="M55483 29327h15265v-6470" svg:viewBox="0 0 15266 6471">
          <text:p/>
        </draw:connector>
        <draw:custom-shape draw:style-name="gr24" draw:text-style-name="P7" xml:id="id11" draw:id="id11" draw:layer="layout" svg:width="1.143cm" svg:height="0.254cm" svg:x="70.177cm" svg:y="22.603cm">
          <text:p/>
          <draw:enhanced-geometry svg:viewBox="0 0 21600 21600" draw:type="rectangle" draw:enhanced-path="M 0 0 L 21600 0 21600 21600 0 21600 0 0 Z N"/>
        </draw:custom-shape>
        <draw:line draw:style-name="gr10" draw:text-style-name="P2" xml:id="id15" draw:id="id15" draw:layer="layout" svg:x1="55.483cm" svg:y1="30.985cm" svg:x2="47.863cm" svg:y2="30.985cm">
          <text:p/>
        </draw:line>
        <draw:line draw:style-name="gr10" draw:text-style-name="P2" xml:id="id13" draw:id="id13" draw:layer="layout" svg:x1="55.483cm" svg:y1="26.286cm" svg:x2="47.736cm" svg:y2="26.286cm">
          <text:p/>
        </draw:line>
        <draw:connector draw:style-name="gr27" draw:text-style-name="P8" draw:layer="layout" draw:line-skew="1.65cm" svg:x1="73.525cm" svg:y1="15.935cm" svg:x2="55.483cm" svg:y2="26.286cm" draw:start-shape="id12" draw:start-glue-point="1" draw:end-shape="id13" draw:end-glue-point="1" svg:d="M73525 15935h2151v10351h-20193" svg:viewBox="0 0 20194 10352">
          <text:p/>
        </draw:connector>
        <draw:connector draw:style-name="gr28" draw:text-style-name="P8" draw:layer="layout" draw:line-skew="2.158cm" svg:x1="73.525cm" svg:y1="15.392cm" svg:x2="55.483cm" svg:y2="30.985cm" draw:start-shape="id14" draw:start-glue-point="1" draw:end-shape="id15" draw:end-glue-point="1" svg:d="M73525 15392h2659v15593h-20701" svg:viewBox="0 0 20702 15594">
          <text:p/>
        </draw:connector>
        <draw:custom-shape draw:style-name="gr29" draw:text-style-name="P7" xml:id="id14" draw:id="id14" draw:layer="layout" svg:width="0.254cm" svg:height="0.381cm" svg:x="73.271cm" svg:y="15.2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2" draw:id="id12" draw:layer="layout" svg:width="0.254cm" svg:height="0.381cm" svg:x="73.271cm" svg:y="1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3.937cm" svg:height="5.434cm" svg:x="43.679cm" svg:y="3.96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3.937cm" svg:height="1.778cm" svg:x="43.699cm" svg:y="3.934cm">
          <text:p text:style-name="P2">Socket</text:p>
          <text:p text:style-name="P2">MC4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778cm" svg:x="35.476cm" svg:y="5.274cm">
          <text:p text:style-name="P2">Controller</text:p>
          <text:p text:style-name="P2">MC4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9.354cm" svg:y1="6.22cm" svg:x2="43.699cm" svg:y2="6.163cm">
          <text:p/>
        </draw:line>
        <draw:frame draw:style-name="gr6" draw:text-style-name="P4" draw:layer="layout" svg:width="1.869cm" svg:height="0.725cm" svg:x="40.497cm" svg:y="5.495cm">
          <draw:text-box>
            <text:p><text:span text:style-name="T1">TCP/IP</text:span></text:p>
          </draw:text-box>
        </draw:frame>
        <draw:custom-shape draw:style-name="gr32" draw:text-style-name="P11" draw:layer="layout" svg:width="17.526cm" svg:height="2.159cm" svg:x="61.987cm" svg:y="11.9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7" draw:layer="layout" svg:width="4.445cm" svg:height="7.493cm" svg:x="63.049cm" svg:y="8.887cm">
          <text:p text:style-name="P2">Điều khiển </text:p>
          <text:p text:style-name="P2">Quay/Quét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4.445cm" svg:height="7.62cm" svg:x="68.829cm" svg:y="8.76cm">
          <text:p text:style-name="P2">Điều khiển </text:p>
          <text:p text:style-name="P2">nguồn</text:p>
          <draw:enhanced-geometry svg:viewBox="0 0 21600 21600" draw:type="rectangle" draw:enhanced-path="M 0 0 L 21600 0 21600 21600 0 21600 0 0 Z N"/>
        </draw:custom-shape>
        <draw:line draw:style-name="gr10" draw:text-style-name="P2" xml:id="id19" draw:id="id19" draw:layer="layout" svg:x1="55.376cm" svg:y1="5.472cm" svg:x2="47.609cm" svg:y2="5.472cm">
          <text:p/>
        </draw:line>
        <draw:frame draw:style-name="gr11" draw:text-style-name="P5" draw:layer="layout" svg:width="4.845cm" svg:height="1.199cm" svg:x="49.207cm" svg:y="4.402cm">
          <draw:text-box>
            <text:p text:style-name="P2"><text:span text:style-name="T2">Gửi Tcp <text:s/>bản tin điều khiển động cơ</text:span></text:p>
          </draw:text-box>
        </draw:frame>
        <draw:frame draw:style-name="gr35" draw:text-style-name="P5" draw:layer="layout" svg:width="3.736cm" svg:height="0.725cm" svg:x="49.26cm" svg:y="6.511cm">
          <draw:text-box>
            <text:p text:style-name="P2"><text:span text:style-name="T2">TT bộ điều khiển</text:span></text:p>
          </draw:text-box>
        </draw:frame>
        <draw:line draw:style-name="gr9" draw:text-style-name="P2" xml:id="id16" draw:id="id16" draw:layer="layout" svg:x1="47.736cm" svg:y1="7.352cm" svg:x2="55.483cm" svg:y2="7.352cm">
          <text:p text:style-name="P2"/>
          <text:p text:style-name="P2"/>
          <text:p text:style-name="P2"/>
          <text:p text:style-name="P2"/>
          <text:p text:style-name="P2"/>
          <text:p text:style-name="P2"/>
        </draw:line>
        <draw:custom-shape draw:style-name="gr21" draw:text-style-name="P7" xml:id="id17" draw:id="id17" draw:layer="layout" svg:width="1.197cm" svg:height="0.254cm" svg:x="63.43cm" svg:y="8.6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18" draw:id="id18" draw:layer="layout" svg:width="1.143cm" svg:height="0.254cm" svg:x="65.897cm" svg:y="8.633cm">
          <text:p/>
          <draw:enhanced-geometry svg:viewBox="0 0 21600 21600" draw:type="rectangle" draw:enhanced-path="M 0 0 L 21600 0 21600 21600 0 21600 0 0 Z N"/>
        </draw:custom-shape>
        <draw:connector draw:style-name="gr36" draw:text-style-name="P8" draw:layer="layout" draw:line-skew="-0.704cm" svg:x1="55.483cm" svg:y1="7.352cm" svg:x2="64.028cm" svg:y2="8.633cm" draw:start-shape="id16" draw:start-glue-point="1" draw:end-shape="id17" draw:end-glue-point="0" svg:d="M55483 7352v11h8545v1270" svg:viewBox="0 0 8546 1282">
          <text:p/>
        </draw:connector>
        <draw:connector draw:style-name="gr37" draw:text-style-name="P8" draw:layer="layout" draw:line-skew="-1.669cm" svg:x1="66.468cm" svg:y1="8.633cm" svg:x2="55.376cm" svg:y2="5.472cm" draw:start-shape="id18" draw:start-glue-point="0" draw:end-shape="id19" draw:end-glue-point="1" svg:d="M66468 8633v-3175h-11092v14" svg:viewBox="0 0 11093 3176">
          <text:p/>
        </draw:connector>
        <draw:custom-shape draw:style-name="gr21" draw:text-style-name="P7" draw:layer="layout" svg:width="1.197cm" svg:height="0.254cm" draw:transform="rotate (-1.5707963267949) translate (63.103cm 10.919cm)">
          <text:p/>
          <draw:enhanced-geometry svg:viewBox="0 0 21600 21600" draw:type="rectangle" draw:enhanced-path="M 0 0 L 21600 0 21600 21600 0 21600 0 0 Z N"/>
        </draw:custom-shape>
        <draw:frame draw:style-name="gr38" draw:text-style-name="P5" draw:layer="layout" svg:width="7.493cm" svg:height="0.852cm" svg:x="48.879cm" svg:y="28.482cm">
          <draw:text-box>
            <text:p text:style-name="P2"><text:span text:style-name="T2">Nhiệt độ, dòng, áp, TT nguồn</text:span></text:p>
          </draw:text-box>
        </draw:frame>
        <draw:frame draw:style-name="gr35" draw:text-style-name="P5" draw:layer="layout" svg:width="2.032cm" svg:height="0.725cm" draw:transform="rotate (-1.5707963267949) translate (58.404cm 23.492cm)">
          <draw:text-box>
            <text:p text:style-name="P2"><text:span text:style-name="T2">TT ĐK <text:s/></text:span></text:p>
          </draw:text-box>
        </draw:frame>
        <draw:line draw:style-name="gr10" draw:text-style-name="P2" xml:id="id20" draw:id="id20" draw:layer="layout" svg:x1="47.736cm" svg:y1="24.254cm" svg:x2="55.483cm" svg:y2="24.254cm">
          <text:p/>
        </draw:line>
        <draw:frame draw:style-name="gr11" draw:text-style-name="P5" draw:layer="layout" svg:width="4.572cm" svg:height="1.199cm" svg:x="49.26cm" svg:y="23.055cm">
          <draw:text-box>
            <text:p text:style-name="P2"><text:span text:style-name="T2">Điều khiển tại chỗ</text:span></text:p>
            <text:p text:style-name="P2"><text:span text:style-name="T2">(quay, quét) </text:span></text:p>
          </draw:text-box>
        </draw:frame>
        <draw:custom-shape draw:style-name="gr21" draw:text-style-name="P7" xml:id="id21" draw:id="id21" draw:layer="layout" svg:width="1.197cm" svg:height="0.254cm" draw:transform="rotate (-1.5707963267949) translate (63.103cm 14.475cm)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-2.413cm" svg:x1="55.483cm" svg:y1="24.254cm" svg:x2="62.849cm" svg:y2="15.073cm" draw:start-shape="id20" draw:start-glue-point="1" draw:end-shape="id21" draw:end-glue-point="2" svg:d="M55483 24254h1270v-9181h6096" svg:viewBox="0 0 7367 9182">
          <text:p/>
        </draw:connector>
        <draw:frame draw:style-name="gr35" draw:text-style-name="P5" draw:layer="layout" svg:width="13cm" svg:height="0.725cm" svg:x="55.945cm" svg:y="30.35cm">
          <draw:text-box>
            <text:p text:style-name="P2"><text:span text:style-name="T2">ĐK ON/OFF: <text:s/>Anten (4), XLTH (2), Thu (1), Phát (2) </text:span></text:p>
          </draw:text-box>
        </draw:frame>
        <draw:custom-shape draw:style-name="gr40" draw:text-style-name="P2" draw:layer="layout" svg:width="3.937cm" svg:height="2.921cm" svg:x="43.751cm" svg:y="33.5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3.937cm" svg:height="1.13cm" svg:x="43.771cm" svg:y="33.517cm">
          <text:p text:style-name="P2">plc_tuphat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0" draw:id="id30" draw:layer="layout" svg:width="3.81cm" svg:height="1.778cm" svg:x="35.417cm" svg:y="34.187cm">
          <text:p text:style-name="P2">PLC Tủ</text:p>
          <text:p text:style-name="P2">PHÁ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9.233cm" svg:y1="35.219cm" svg:x2="43.624cm" svg:y2="35.203cm">
          <text:p/>
        </draw:line>
        <draw:frame draw:style-name="gr19" draw:text-style-name="P4" draw:layer="layout" svg:width="2.013cm" svg:height="1.199cm" svg:x="40.395cm" svg:y="33.949cm">
          <draw:text-box>
            <text:p><text:span text:style-name="T1">Modbus</text:span></text:p>
            <text:p><text:span text:style-name="T1">TCP/IP</text:span></text:p>
          </draw:text-box>
        </draw:frame>
        <draw:line draw:style-name="gr10" draw:text-style-name="P2" draw:layer="layout" svg:x1="47.688cm" svg:y1="34.203cm" svg:x2="55.562cm" svg:y2="34.203cm">
          <text:p/>
        </draw:line>
        <draw:line draw:style-name="gr10" draw:text-style-name="P2" xml:id="id23" draw:id="id23" draw:layer="layout" svg:x1="55.362cm" svg:y1="35.854cm" svg:x2="47.742cm" svg:y2="35.854cm">
          <text:p/>
        </draw:line>
        <draw:frame draw:style-name="gr35" draw:text-style-name="P5" draw:layer="layout" svg:width="5.842cm" svg:height="0.725cm" svg:x="48.758cm" svg:y="33.351cm">
          <draw:text-box>
            <text:p text:style-name="P2"><text:span text:style-name="T2">Nhiệt độ, dòng, TT nguồn</text:span></text:p>
          </draw:text-box>
        </draw:frame>
        <draw:frame draw:style-name="gr11" draw:text-style-name="P5" draw:layer="layout" svg:width="12.492cm" svg:height="1.199cm" svg:x="55.945cm" svg:y="33.498cm">
          <draw:text-box>
            <text:p text:style-name="P2"><text:span text:style-name="T2">Giám sát: Áp suất, dòng+áp+nhiệt độ (50+7) <text:s/>Máy nén(1)</text:span></text:p>
          </draw:text-box>
        </draw:frame>
        <draw:connector draw:style-name="gr28" draw:text-style-name="P8" draw:layer="layout" draw:line-skew="2.674cm" svg:x1="73.517cm" svg:y1="14.919cm" svg:x2="55.362cm" svg:y2="35.854cm" draw:start-shape="id22" draw:start-glue-point="1" draw:end-shape="id23" draw:end-glue-point="1" svg:d="M73517 14919h3175v20935h-21330" svg:viewBox="0 0 21331 20936">
          <text:p/>
        </draw:connector>
        <draw:custom-shape draw:style-name="gr29" draw:text-style-name="P7" xml:id="id22" draw:id="id22" draw:layer="layout" svg:width="0.254cm" svg:height="0.381cm" svg:x="73.263cm" svg:y="14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xml:id="id24" draw:id="id24" draw:layer="layout" svg:width="1.143cm" svg:height="0.254cm" svg:x="72.755cm" svg:y="22.603cm">
          <text:p/>
          <draw:enhanced-geometry svg:viewBox="0 0 21600 21600" draw:type="rectangle" draw:enhanced-path="M 0 0 L 21600 0 21600 21600 0 21600 0 0 Z N"/>
        </draw:custom-shape>
        <draw:connector draw:style-name="gr39" draw:text-style-name="P2" draw:layer="layout" draw:line-skew="5.506cm" svg:x1="55.562cm" svg:y1="34.203cm" svg:x2="73.326cm" svg:y2="22.857cm" draw:end-shape="id24" draw:end-glue-point="2" svg:d="M55562 34203v84h17764v-11430" svg:viewBox="0 0 17765 11431">
          <text:p/>
        </draw:connector>
        <draw:frame draw:style-name="gr42" draw:text-style-name="P5" draw:layer="layout" svg:width="7.874cm" svg:height="0.762cm" svg:x="55.945cm" svg:y="28.672cm">
          <draw:text-box>
            <text:p text:style-name="P2"><text:span text:style-name="T2">Dòng+áp+nhiệt độ (12+7+24) </text:span></text:p>
          </draw:text-box>
        </draw:frame>
        <draw:frame draw:style-name="gr42" draw:text-style-name="P5" draw:layer="layout" svg:width="6.472cm" svg:height="0.762cm" svg:x="55.945cm" svg:y="35.022cm">
          <draw:text-box>
            <text:p text:style-name="P2"><text:span text:style-name="T2">ĐK ON/OFF: Thu (1), Phát (3) </text:span></text:p>
          </draw:text-box>
        </draw:frame>
        <draw:frame draw:style-name="gr35" draw:text-style-name="P5" draw:layer="layout" svg:width="13cm" svg:height="0.725cm" svg:x="57.769cm" svg:y="25.524cm">
          <draw:text-box>
            <text:p text:style-name="P2"><text:span text:style-name="T2">ĐK ON/OFF: </text:span></text:p>
          </draw:text-box>
        </draw:frame>
        <draw:custom-shape draw:style-name="gr43" draw:text-style-name="P2" draw:layer="layout" svg:width="3.937cm" svg:height="16.637cm" svg:x="9.509cm" svg:y="15.986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7" draw:layer="layout" svg:width="3.937cm" svg:height="1.778cm" svg:x="9.482cm" svg:y="15.964cm">
          <text:p text:style-name="P2">plc_tuDKT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8" draw:id="id28" draw:layer="layout" svg:width="3.81cm" svg:height="1.778cm" svg:x="1.185cm" svg:y="25.13cm">
          <text:p text:style-name="P2">PLC Tủ</text:p>
          <text:p text:style-name="P2">ĐKTC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5.001cm" svg:y1="26.143cm" svg:x2="9.392cm" svg:y2="26.146cm">
          <text:p/>
        </draw:line>
        <draw:frame draw:style-name="gr19" draw:text-style-name="P4" draw:layer="layout" svg:width="2.013cm" svg:height="1.199cm" svg:x="6.271cm" svg:y="24.873cm">
          <draw:text-box>
            <text:p><text:span text:style-name="T1">Modbus</text:span></text:p>
            <text:p><text:span text:style-name="T1">TCP/IP</text:span></text:p>
          </draw:text-box>
        </draw:frame>
        <draw:custom-shape draw:style-name="gr45" draw:text-style-name="P2" draw:layer="layout" svg:width="9.52cm" svg:height="11.938cm" svg:x="20.05cm" svg:y="20.812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34cm" svg:y1="27.035cm" svg:x2="20.038cm" svg:y2="27.035cm">
          <text:p/>
        </draw:line>
        <draw:line draw:style-name="gr10" draw:text-style-name="P2" draw:layer="layout" svg:x1="13.307cm" svg:y1="25.257cm" svg:x2="20.165cm" svg:y2="25.257cm">
          <text:p/>
        </draw:line>
        <draw:frame draw:style-name="gr35" draw:text-style-name="P5" draw:layer="layout" svg:width="5.842cm" svg:height="0.725cm" svg:x="13.942cm" svg:y="24.405cm">
          <draw:text-box>
            <text:p text:style-name="P2"><text:span text:style-name="T2">ĐK Tại chỗ </text:span></text:p>
          </draw:text-box>
        </draw:frame>
        <draw:frame draw:style-name="gr46" draw:text-style-name="P5" draw:layer="layout" svg:width="5.842cm" svg:height="1.673cm" svg:x="13.815cm" svg:y="27.199cm">
          <draw:text-box>
            <text:p text:style-name="P2"><text:span text:style-name="T2">- Giám sát: Dòng, áp, công suất, cos(phi) (3 AC/3P)</text:span></text:p>
            <text:p text:style-name="P2"><text:span text:style-name="T2">- Status (bảng I/O)</text:span></text:p>
          </draw:text-box>
        </draw:frame>
        <draw:frame draw:style-name="gr46" draw:text-style-name="P5" draw:layer="layout" svg:width="6.604cm" svg:height="1.673cm" svg:x="13.634cm" svg:y="21.385cm">
          <draw:text-box>
            <text:p text:style-name="P2"><text:span text:style-name="T2">ĐK ON/OFF: Tủ Thu (1)</text:span></text:p>
            <text:p text:style-name="P2"><text:span text:style-name="T2">Thủy lực (1), DC 24 (1), MF(1), MÁY TT(1)</text:span></text:p>
          </draw:text-box>
        </draw:frame>
        <draw:line draw:style-name="gr10" draw:text-style-name="P2" draw:layer="layout" svg:x1="21.701cm" svg:y1="23.098cm" svg:x2="13.434cm" svg:y2="23.098cm">
          <text:p/>
        </draw:line>
        <draw:custom-shape draw:style-name="gr47" draw:text-style-name="P7" draw:layer="layout" svg:width="6.731cm" svg:height="5.715cm" svg:x="21.301cm" svg:y="26.273cm">
          <text:p text:style-name="P2"><text:span text:style-name="T7">Status plc_tuDKTC</text:span> </text:p>
          <text:p text:style-name="P2">- PCMode: M/A/O</text:p>
          <text:p text:style-name="P2">- ĐK tại chỗ</text:p>
          <text:p text:style-name="P2">- Giám sát: Dòng, áp</text:p>
          <text:p text:style-name="P2">công suất, cosphi</text:p>
          <text:p text:style-name="P2">- Satus: bảng I/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3.446cm" svg:y1="30.088cm" svg:x2="20.177cm" svg:y2="30.088cm">
          <text:p/>
        </draw:line>
        <draw:frame draw:style-name="gr35" draw:text-style-name="P5" draw:layer="layout" svg:width="5.842cm" svg:height="0.725cm" svg:x="14.462cm" svg:y="29.453cm">
          <draw:text-box>
            <text:p text:style-name="P2"><text:span text:style-name="T2">PC mode : M/A/O</text:span></text:p>
          </draw:text-box>
        </draw:frame>
        <draw:custom-shape draw:style-name="gr48" draw:text-style-name="P7" draw:layer="layout" svg:width="5.842cm" svg:height="1.778cm" svg:x="21.763cm" svg:y="22.128cm">
          <text:p text:style-name="P2">Điều khiển</text:p>
          <text:p text:style-name="P2">cấp nguồ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3.937cm" svg:height="4.953cm" svg:x="43.652cm" svg:y="16.621cm"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3.937cm" svg:height="1.016cm" svg:x="43.672cm" svg:y="16.613cm">
          <text:p text:style-name="P2">UDP socke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4" draw:layer="layout" svg:width="3.873cm" svg:height="1.199cm" svg:x="16.993cm" svg:y="17.401cm">
          <draw:text-box>
            <text:p><text:span text:style-name="T1">UDP góc quét <text:s/></text:span></text:p>
            <text:p><text:span text:style-name="T1">(HMI DISPLAY)</text:span></text:p>
          </draw:text-box>
        </draw:frame>
        <draw:connector draw:style-name="gr52" draw:text-style-name="P2" xml:id="id26" draw:id="id26" draw:layer="layout" draw:line-skew="-1.362cm" svg:x1="35.538cm" svg:y1="30.207cm" svg:x2="30.647cm" svg:y2="35.454cm" draw:start-shape="id25" draw:start-glue-point="3" svg:d="M35538 30207h-4058v5247h-833" svg:viewBox="0 0 4892 5248">
          <text:p/>
        </draw:connector>
        <draw:connector draw:style-name="gr53" draw:text-style-name="P2" draw:layer="layout" svg:x1="30.647cm" svg:y1="35.454cm" svg:x2="4.111cm" svg:y2="27.189cm" draw:start-shape="id26" draw:start-glue-point="3" draw:end-shape="id27" draw:end-glue-point="2" svg:d="M30647 35454h-26536v-8265" svg:viewBox="0 0 26537 8266">
          <text:p/>
        </draw:connector>
        <draw:custom-shape draw:style-name="gr4" draw:text-style-name="P3" xml:id="id29" draw:id="id29" draw:layer="layout" svg:width="3.81cm" svg:height="1.778cm" svg:x="1.181cm" svg:y="22.209cm">
          <text:p text:style-name="P2">HM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2" draw:layer="layout" svg:x1="3.09cm" svg:y1="25.13cm" svg:x2="3.086cm" svg:y2="23.987cm" draw:start-shape="id28" draw:start-glue-point="0" draw:end-shape="id29" draw:end-glue-point="2" svg:d="M3090 25130v-571h-4v-572" svg:viewBox="0 0 5 1144">
          <text:p/>
        </draw:connector>
        <draw:custom-shape draw:style-name="gr24" draw:text-style-name="P7" xml:id="id32" draw:id="id32" draw:layer="layout" svg:width="1.143cm" svg:height="0.254cm" svg:x="1.508cm" svg:y="26.93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xml:id="id27" draw:id="id27" draw:layer="layout" svg:width="1.143cm" svg:height="0.254cm" svg:x="3.54cm" svg:y="26.935cm">
          <text:p/>
          <draw:enhanced-geometry svg:viewBox="0 0 21600 21600" draw:type="rectangle" draw:enhanced-path="M 0 0 L 21600 0 21600 21600 0 21600 0 0 Z N"/>
        </draw:custom-shape>
        <draw:connector draw:style-name="gr54" draw:text-style-name="P2" xml:id="id31" draw:id="id31" draw:layer="layout" draw:line-skew="-1.003cm" svg:x1="35.417cm" svg:y1="35.076cm" svg:x2="31.573cm" svg:y2="36.512cm" draw:start-shape="id30" draw:start-glue-point="3" svg:d="M35417 35076h-3175v1436h-669" svg:viewBox="0 0 3845 1437">
          <text:p/>
        </draw:connector>
        <draw:connector draw:style-name="gr53" draw:text-style-name="P2" draw:layer="layout" svg:x1="31.573cm" svg:y1="36.512cm" svg:x2="2.079cm" svg:y2="27.189cm" draw:start-shape="id31" draw:start-glue-point="3" draw:end-shape="id32" draw:end-glue-point="2" svg:d="M31573 36512h-29494v-9323" svg:viewBox="0 0 29495 9324">
          <text:p/>
        </draw:connector>
        <draw:line draw:style-name="gr10" draw:text-style-name="P2" xml:id="id33" draw:id="id33" draw:layer="layout" svg:x1="47.609cm" svg:y1="19.161cm" svg:x2="53.705cm" svg:y2="19.161cm">
          <text:p/>
        </draw:line>
        <draw:connector draw:style-name="gr53" draw:text-style-name="P2" draw:layer="layout" svg:x1="53.705cm" svg:y1="19.161cm" svg:x2="47.836cm" svg:y2="27.986cm" draw:start-shape="id33" draw:start-glue-point="1" draw:end-shape="id34" draw:end-glue-point="1" svg:d="M53705 19161v8825h-5869" svg:viewBox="0 0 5870 8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5:38:58.750079778</meta:creation-date>
    <dc:date>2018-08-06T14:25:22.845227284</dc:date>
    <meta:editing-duration>PT11H45M1S</meta:editing-duration>
    <meta:editing-cycles>120</meta:editing-cycles>
    <meta:generator>LibreOffice/5.1.6.2$Linux_X86_64 LibreOffice_project/10m0$Build-2</meta:generator>
    <meta:document-statistic meta:object-count="121"/>
  </office:meta>
</office:document-meta>
</file>